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94848" officeooo:paragraph-rsid="00294848"/>
    </style:style>
    <style:style style:name="P7" style:family="paragraph" style:parent-style-name="Textos">
      <style:text-properties officeooo:rsid="002acb17" officeooo:paragraph-rsid="002acb17"/>
    </style:style>
    <style:style style:name="P8" style:family="paragraph" style:parent-style-name="Textos">
      <style:text-properties officeooo:rsid="002b0988" officeooo:paragraph-rsid="002b0988"/>
    </style:style>
    <style:style style:name="P9" style:family="paragraph" style:parent-style-name="Textos">
      <style:text-properties officeooo:paragraph-rsid="002b0988"/>
    </style:style>
    <style:style style:name="P10" style:family="paragraph" style:parent-style-name="TituloColumnaTabla">
      <style:text-properties officeooo:rsid="0021e347" officeooo:paragraph-rsid="0021e347"/>
    </style:style>
    <style:style style:name="P11" style:family="paragraph" style:parent-style-name="TituloColumnaTabla">
      <style:text-properties officeooo:rsid="0023daba" officeooo:paragraph-rsid="0023daba"/>
    </style:style>
    <style:style style:name="P12" style:family="paragraph" style:parent-style-name="CuerpoTabla">
      <style:text-properties officeooo:rsid="002644f1" officeooo:paragraph-rsid="002644f1"/>
    </style:style>
    <style:style style:name="P13" style:family="paragraph" style:parent-style-name="CuerpoTabla">
      <style:text-properties officeooo:rsid="002b0988" officeooo:paragraph-rsid="002b0988"/>
    </style:style>
    <style:style style:name="P14" style:family="paragraph" style:parent-style-name="Nivel1">
      <style:text-properties officeooo:paragraph-rsid="0023daba"/>
    </style:style>
    <style:style style:name="P15" style:family="paragraph" style:parent-style-name="Nivel1">
      <style:text-properties officeooo:rsid="002ca1f8" officeooo:paragraph-rsid="002ca1f8"/>
    </style:style>
    <style:style style:name="P16" style:family="paragraph" style:parent-style-name="Nivel1">
      <style:text-properties officeooo:rsid="002644f1" officeooo:paragraph-rsid="002644f1"/>
    </style:style>
    <style:style style:name="P17" style:family="paragraph" style:parent-style-name="Tablas">
      <style:text-properties officeooo:rsid="000784ee" officeooo:paragraph-rsid="0025719d"/>
    </style:style>
    <style:style style:name="P18" style:family="paragraph" style:parent-style-name="Tablas">
      <style:text-properties officeooo:paragraph-rsid="0025719d"/>
    </style:style>
    <style:style style:name="P19" style:family="paragraph" style:parent-style-name="Título_20_tabla">
      <style:text-properties officeooo:rsid="000784ee" officeooo:paragraph-rsid="0025719d"/>
    </style:style>
    <style:style style:name="P20" style:family="paragraph" style:parent-style-name="Nivel1">
      <style:paragraph-properties fo:break-before="page"/>
    </style:style>
    <style:style style:name="P21" style:family="paragraph" style:parent-style-name="Nivel1">
      <style:paragraph-properties fo:break-before="page"/>
      <style:text-properties officeooo:rsid="00281781" officeooo:paragraph-rsid="002ca1f8"/>
    </style:style>
    <style:style style:name="P22" style:family="paragraph" style:parent-style-name="Nivel1">
      <style:paragraph-properties fo:break-before="page"/>
      <style:text-properties officeooo:rsid="00294848" officeooo:paragraph-rsid="002ca1f8"/>
    </style:style>
    <style:style style:name="P23" style:family="paragraph" style:parent-style-name="Nivel1">
      <style:paragraph-properties fo:break-before="page"/>
      <style:text-properties officeooo:rsid="00294848" officeooo:paragraph-rsid="00294848"/>
    </style:style>
    <style:style style:name="P24" style:family="paragraph" style:parent-style-name="Tabla_20_contenidos_20_nivel2">
      <style:paragraph-properties>
        <style:tab-stops>
          <style:tab-stop style:position="16.801cm" style:type="right" style:leader-style="dotted" style:leader-text="."/>
        </style:tab-stops>
      </style:paragraph-properties>
    </style:style>
    <style:style style:name="P25" style:family="paragraph" style:parent-style-name="Tabla_20_contenidos_20_nivel1">
      <style:paragraph-properties>
        <style:tab-stops>
          <style:tab-stop style:position="17cm" style:type="right" style:leader-style="dotted" style:leader-text="."/>
        </style:tab-stops>
      </style:paragraph-properties>
    </style:style>
    <style:style style:name="P26" style:family="paragraph" style:parent-style-name="PieTablaIlustraciones">
      <style:text-properties officeooo:rsid="002ca1f8"/>
    </style:style>
    <style:style style:name="P27" style:family="paragraph" style:parent-style-name="PieTablaIlustraciones">
      <style:text-properties officeooo:rsid="0032a5e1" officeooo:paragraph-rsid="0032a5e1"/>
    </style:style>
    <style:style style:name="P28" style:family="paragraph" style:parent-style-name="Nivel2">
      <style:text-properties officeooo:rsid="00281781"/>
    </style:style>
    <style:style style:name="P29" style:family="paragraph" style:parent-style-name="PieTablaIlustraciones">
      <style:paragraph-properties fo:margin-left="0cm" fo:margin-right="0cm" fo:text-indent="0cm" style:auto-text-indent="false"/>
      <style:text-properties officeooo:rsid="002ca1f8"/>
    </style:style>
    <style:style style:name="P30" style:family="paragraph" style:parent-style-name="TablaContenidosDemostrativo" style:master-page-name="Pagina">
      <style:paragraph-properties style:page-number="auto"/>
    </style:style>
    <style:style style:name="P31" style:family="paragraph" style:parent-style-name="Nivel1" style:master-page-name="Pagina">
      <style:paragraph-properties style:page-number="auto"/>
      <style:text-properties officeooo:rsid="002644f1" officeooo:paragraph-rsid="002644f1"/>
    </style:style>
    <style:style style:name="P32" style:family="paragraph" style:parent-style-name="TituloDemostrativo" style:master-page-name="PortadaDemostrativos">
      <style:paragraph-properties style:page-number="auto"/>
      <style:text-properties officeooo:rsid="002644f1" officeooo:paragraph-rsid="002644f1"/>
    </style:style>
    <style:style style:name="P33" style:family="paragraph" style:parent-style-name="Textos" style:master-page-name="Pagina">
      <style:paragraph-properties style:page-number="auto"/>
    </style:style>
    <style:style style:name="P34" style:family="paragraph" style:parent-style-name="Textos">
      <style:text-properties officeooo:rsid="00356bf5" officeooo:paragraph-rsid="00356bf5"/>
    </style:style>
    <style:style style:name="P35" style:family="paragraph" style:parent-style-name="Textos">
      <style:text-properties officeooo:rsid="00356bf5" officeooo:paragraph-rsid="00375ec6"/>
    </style:style>
    <style:style style:name="P36" style:family="paragraph" style:parent-style-name="Textos">
      <style:text-properties officeooo:rsid="00356bf5" officeooo:paragraph-rsid="0039cc63"/>
    </style:style>
    <style:style style:name="P37" style:family="paragraph" style:parent-style-name="Textos">
      <style:text-properties officeooo:rsid="00336df4" officeooo:paragraph-rsid="00336df4"/>
    </style:style>
    <style:style style:name="P38" style:family="paragraph" style:parent-style-name="Textos">
      <style:text-properties officeooo:paragraph-rsid="00375ec6"/>
    </style:style>
    <style:style style:name="P39" style:family="paragraph" style:parent-style-name="Textos">
      <style:text-properties officeooo:paragraph-rsid="00356bf5"/>
    </style:style>
    <style:style style:name="P40" style:family="paragraph" style:parent-style-name="Textos">
      <style:text-properties officeooo:rsid="00294848" officeooo:paragraph-rsid="00375ec6"/>
    </style:style>
    <style:style style:name="P41" style:family="paragraph" style:parent-style-name="Textos">
      <style:text-properties officeooo:rsid="00294848" officeooo:paragraph-rsid="0038e75f"/>
    </style:style>
    <style:style style:name="P42" style:family="paragraph" style:parent-style-name="Textos">
      <style:text-properties officeooo:rsid="00294848" officeooo:paragraph-rsid="0039cc63"/>
    </style:style>
    <style:style style:name="P43" style:family="paragraph" style:parent-style-name="Textos">
      <style:paragraph-properties fo:break-before="page"/>
      <style:text-properties officeooo:paragraph-rsid="00375ec6"/>
    </style:style>
    <style:style style:name="P44" style:family="paragraph" style:parent-style-name="Textos">
      <style:paragraph-properties fo:break-before="page"/>
      <style:text-properties officeooo:rsid="00294848" officeooo:paragraph-rsid="00375ec6"/>
    </style:style>
    <style:style style:name="P45" style:family="paragraph" style:parent-style-name="Nivel2">
      <style:text-properties officeooo:rsid="00346e1f" officeooo:paragraph-rsid="00346e1f"/>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36df4"/>
    </style:style>
    <style:style style:name="T9" style:family="text">
      <style:text-properties officeooo:rsid="00346e1f"/>
    </style:style>
    <style:style style:name="T10" style:family="text">
      <style:text-properties officeooo:rsid="00356bf5"/>
    </style:style>
    <style:style style:name="T11" style:family="text">
      <style:text-properties officeooo:rsid="00375ec6"/>
    </style:style>
    <style:style style:name="T12" style:family="text">
      <style:text-properties officeooo:rsid="0038e75f"/>
    </style:style>
    <style:style style:name="T13" style:family="text">
      <style:text-properties officeooo:rsid="0039cc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0">Identificador del documento:</text:p>
          </table:table-cell>
          <table:table-cell table:style-name="Tabla2.B1" office:value-type="string">
            <text:p text:style-name="P13">Conclusiones experimentos refrigeración líquida</text:p>
          </table:table-cell>
        </table:table-row>
        <table:table-row>
          <table:table-cell table:style-name="Tabla2.A2" office:value-type="string">
            <text:p text:style-name="P10">Fecha:</text:p>
          </table:table-cell>
          <table:table-cell table:style-name="Tabla2.B2" office:value-type="string">
            <text:p text:style-name="P12"><text:span text:style-name="T5">13/05</text:span>/2014</text:p>
          </table:table-cell>
        </table:table-row>
        <table:table-row>
          <table:table-cell table:style-name="Tabla2.A2" office:value-type="string">
            <text:p text:style-name="P11">Actividad:</text:p>
          </table:table-cell>
          <table:table-cell table:style-name="Tabla2.B2" office:value-type="string">
            <text:p text:style-name="CuerpoTabla"/>
          </table:table-cell>
        </table:table-row>
        <table:table-row>
          <table:table-cell table:style-name="Tabla2.A2" office:value-type="string">
            <text:p text:style-name="P11">Estado del documento:</text:p>
          </table:table-cell>
          <table:table-cell table:style-name="Tabla2.B2" office:value-type="string">
            <text:p text:style-name="P12">En proceso</text:p>
          </table:table-cell>
        </table:table-row>
        <table:table-row>
          <table:table-cell table:style-name="Tabla2.A2" office:value-type="string">
            <text:p text:style-name="P11">Enlace del documento:</text:p>
          </table:table-cell>
          <table:table-cell table:style-name="Tabla2.B2" office:value-type="string">
            <text:p text:style-name="CuerpoTabla"/>
          </table:table-cell>
        </table:table-row>
      </table:table>
      <text:p text:style-name="P2"/>
      <text:p text:style-name="P2"/>
      <text:p text:style-name="P3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8"/>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12">Silvia Carrera</text:p>
          </table:table-cell>
          <table:table-cell table:style-name="Tabla3.C2" office:value-type="string">
            <text:p text:style-name="P12">Universidade de Vigo</text:p>
          </table:table-cell>
          <table:table-cell table:style-name="Tabla3.D2" office:value-type="string">
            <text:p text:style-name="P12">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17"/>
      <text:p text:style-name="P17"/>
      <text:p text:style-name="P17"/>
      <text:p text:style-name="P17"/>
      <text:p text:style-name="P19"/>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12">V0</text:p>
          </table:table-cell>
          <table:table-cell table:style-name="Tabla4.B2" office:value-type="string">
            <text:p text:style-name="P12">13/0<text:span text:style-name="T5">5</text:span>/14</text:p>
          </table:table-cell>
          <table:table-cell table:style-name="Tabla4.C2" office:value-type="string">
            <text:p text:style-name="P12">Redacción del documento</text:p>
          </table:table-cell>
          <table:table-cell table:style-name="Tabla4.D2" office:value-type="string">
            <text:p text:style-name="P12">Silvia Carrera</text:p>
          </table:table-cell>
        </table:table-row>
      </table:table>
      <text:p text:style-name="P17"/>
      <text:p text:style-name="P17"/>
      <text:p text:style-name="P19"/>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18"/>
          </table:table-cell>
          <table:table-cell table:style-name="Tabla5.B2" office:value-type="string">
            <text:p text:style-name="P18"/>
          </table:table-cell>
          <table:table-cell table:style-name="Tabla5.C2" office:value-type="string">
            <text:p text:style-name="P18"/>
          </table:table-cell>
        </table:table-row>
      </table:table>
      <text:p text:style-name="P19"/>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30">Tabla de contenidos </text:p>
          </text:index-title>
          <text:p text:style-name="P25"><text:a xlink:type="simple" xlink:href="#__RefHeading__1803_1352885363" text:style-name="Index_20_Link" text:visited-style-name="Index_20_Link">1. Descripción de los experimentos realizados.<text:tab/>4</text:a></text:p>
          <text:p text:style-name="P25"><text:a xlink:type="simple" xlink:href="#__RefHeading__1228_670474540" text:style-name="Index_20_Link" text:visited-style-name="Index_20_Link">2. Resultado experimento procesadores Semprom.<text:tab/>5</text:a></text:p>
          <text:p text:style-name="P24"><text:a xlink:type="simple" xlink:href="#__RefHeading__547_831832534" text:style-name="Index_20_Link" text:visited-style-name="Index_20_Link">Ilustración 1: Resumen temperaturas experimentos con procesadores Semprom.<text:tab/>5</text:a></text:p>
          <text:p text:style-name="P25"><text:a xlink:type="simple" xlink:href="#__RefHeading__1230_670474540" text:style-name="Index_20_Link" text:visited-style-name="Index_20_Link">3. <text:s/>Resultado experimento procesadores Pentium 4.<text:tab/>6</text:a></text:p>
          <text:p text:style-name="P24"><text:a xlink:type="simple" xlink:href="#__RefHeading__549_831832534" text:style-name="Index_20_Link" text:visited-style-name="Index_20_Link">Ilustración 2: Resumen temperaturas experimentos con procesadores Pentium 4.<text:tab/>6</text:a></text:p>
          <text:p text:style-name="P25"><text:a xlink:type="simple" xlink:href="#__RefHeading__1240_670474540" text:style-name="Index_20_Link" text:visited-style-name="Index_20_Link">4. Comparativa experimento refrigeración líquida procesadores Semprom y procesadores Pentium 4.<text:tab/>7</text:a></text:p>
          <text:p text:style-name="P24"><text:a xlink:type="simple" xlink:href="#__RefHeading__551_831832534" text:style-name="Index_20_Link" text:visited-style-name="Index_20_Link">Ilustración 3: Comparativa temperaturas experimentos con procesadores Pentium 4 y procesadores Semprom.<text:tab/>7</text:a></text:p>
          <text:p text:style-name="P25"><text:a xlink:type="simple" xlink:href="#__RefHeading__1242_670474540" text:style-name="Index_20_Link" text:visited-style-name="Index_20_Link">5. Comparación experimento refrigeración líquida con procesadores pentium y depósito de 630cl y 35l:<text:tab/>8</text:a></text:p>
          <text:p text:style-name="P25"><text:a xlink:type="simple" xlink:href="#__RefHeading__1244_670474540" text:style-name="Index_20_Link" text:visited-style-name="Index_20_Link">6. Instalación de un compilador:<text:tab/>9</text:a></text:p>
          <text:p text:style-name="P25"><text:a xlink:type="simple" xlink:href="#__RefHeading__1246_670474540" text:style-name="Index_20_Link" text:visited-style-name="Index_20_Link">7. Verificación del funcionamento del script copiado a la máquina:<text:tab/>9</text:a></text:p>
          <text:p text:style-name="P25"><text:a xlink:type="simple" xlink:href="#__RefHeading__1248_670474540" text:style-name="Index_20_Link" text:visited-style-name="Index_20_Link">8. Finalización:<text:tab/>9</text:a></text:p>
        </text:index-body>
      </text:table-of-content>
      <text:p text:style-name="P14"/>
      <text:p text:style-name="P3"/>
      <text:p text:style-name="P1"/>
      <text:p text:style-name="P1"/>
      <text:p text:style-name="P1"/>
      <text:p text:style-name="P1"/>
      <text:p text:style-name="P31"><text:bookmark-start text:name="__RefHeading__1803_1352885363"/><text:span text:style-name="T2">1. </text:span><text:span text:style-name="T5">Descripción de los experimentos realizados</text:span>.<text:bookmark-end text:name="__RefHeading__1803_1352885363"/></text:p>
      <text:p text:style-name="P8">Se han llevabo a cabo experimento con dos tipos distintos de procesadores: Semprom y Pentium IV.</text:p>
      <text:p text:style-name="P8">Se han relizado mismo experimentos para cada tipo de procesador, variando el cirucuito de refrigeración líquida utilizado. El número de placas utilizadas para cada experimento de refrigeración líquida ha sido de 2.</text:p>
      <text:p text:style-name="P8">Para cada uno de los procesadores se han realizado 5 tipos de experimento:</text:p>
      <text:p text:style-name="P8">V0.x: Experimento compuesto por bomba de impulsión, disipadores, depósito de 630 cl y radiador.</text:p>
      <text:p text:style-name="P8">V1.x: Experimento compuesto por bomba de impulsión, disipadores, depósito de 630 cl, radiador y ventiladores colocados en el radiador.</text:p>
      <text:p text:style-name="P8">V2.x: Experimento compuesto por bomba de impulsión, disipadores y radiador.</text:p>
      <text:p text:style-name="P8">V3.x: Experimento compuesto por bomba de impusión, disipadores, radiador y ventiladores colocados en el radiador.</text:p>
      <text:p text:style-name="P8">V4.x: Experimento compuesto por bomba de impulsión, disipadores y depósito de 630 cl.</text:p>
      <text:p text:style-name="P8">Además, se han realizado dos experimentos más con los procesadores Semprom:</text:p>
      <text:p text:style-name="P8">V5: Experimento compuesto por bomba de impulsión, disipadores, depósito de 35 litros y radiador.</text:p>
      <text:p text:style-name="P8">V6: Experimento compuesto por bomba de impusión, disipadores, depósito de 35, radiador y ventiladores colocados en el radiador.</text:p>
      <text:p text:style-name="P9"><text:span text:style-name="T5">En todos los experimentos realizados se han </text:span><text:span text:style-name="T6">arrancado los equipos y lanzado scripts de cálculo del número PI para lograr una ocupación del 100% de la CPU. Además, y para tomar los datos como referencia, se ha realizado el mismo proceso en un PC igual, con refrigeración mediante los tradicionales ventiladores de aire.</text:span></text:p>
      <text:p text:style-name="P38"><text:soft-page-break/><text:span text:style-name="T8">Tanto el proceso de montaje del experimento como la descripción de cada uno de los experimentos, así como el análisis de los datos obtenidos, se explican en </text:span><text:span text:style-name="T11">un documento disponible en el siguiente enlace:</text:span></text:p>
      <text:p text:style-name="P38"><text:span text:style-name="T11">https://github.com/robertord/Ecoraee/blob/master/VersionesDocActividades/T2.0.1.3_ExpMedicionTemperaturas/T2.0.1.3_ExpMedicionTemperaturas.pdf</text:span></text:p>
      <text:p text:style-name="P16"><text:bookmark-start text:name="__RefHeading__1228_670474540"/>2. <text:span text:style-name="T6">Resultado experimento procesadores Semprom</text:span>.<text:bookmark-end text:name="__RefHeading__1228_670474540"/></text:p>
      <text:p text:style-name="P29"><draw:frame draw:style-name="fr3" draw:name="Object1" text:anchor-type="paragraph" svg:x="-0.175cm" svg:y="-0.044cm" svg:width="17.35cm" svg:height="9.474cm" draw:z-index="21"><draw:object xlink:href="./Object 1" xlink:type="simple" xlink:show="embed" xlink:actuate="onLoad"/><draw:image xlink:href="./ObjectReplacements/Object 1" xlink:type="simple" xlink:show="embed" xlink:actuate="onLoad"/></draw:frame><text:bookmark-start text:name="__RefHeading__547_831832534"/>Ilustración 1: Resumen temperaturas experimentos con procesadores Semprom.<text:bookmark-end text:name="__RefHeading__547_831832534"/></text:p>
      <text:p text:style-name="Textos"/>
      <text:p text:style-name="P34">En esta gráfica se representan los valores medios de temperatura en cada uno de los experimentos realizados con procesadores Semprom, así como la mediana y la desviación típica correspondientes a cada uno de dichos experimentos.</text:p>
      <text:p text:style-name="P35"><text:span text:style-name="T11">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text:span></text:p>
      <text:p text:style-name="P39"><text:span text:style-name="T10"/></text:p>
      <text:p text:style-name="P43"><text:span text:style-name="T10">Las conclusiones respecto a estos datos se pueden consultar en el presente documento, </text:span><text:span text:style-name="T11">en la sección </text:span><text:span text:style-name="T9">6.1. Conclusiones sobre los experimentos realizados con los procesadores Semprom</text:span><text:span text:style-name="T10">.</text:span></text:p>
      <text:p text:style-name="P38"><text:span text:style-name="T8">Los datos extraidos de los experimentos se pueden consultar </text:span><text:span text:style-name="T11">en el siguiente enlace:</text:span></text:p>
      <text:p text:style-name="P38"><text:span text:style-name="T11">https://github.com/robertord/Ecoraee/blob/master/VersionesDocActividades/T2.0.1.3_ExpMedicionTemperaturas/Experimentos%20Semprom/T2.0.1.3_ResultadosExperimentos.ods</text:span></text:p>
      <text:p text:style-name="P37"/>
      <text:p text:style-name="P21"><text:bookmark-start text:name="__RefHeading__1230_670474540"/>3. <text:s/><text:span text:style-name="T6">Resultado experimento procesadores Pentium 4.</text:span><text:bookmark-end text:name="__RefHeading__1230_670474540"/></text:p>
      <text:p text:style-name="P15"><draw:frame draw:style-name="fr3" draw:name="Object2" text:anchor-type="paragraph" svg:x="-0.016cm" svg:y="-0.473cm" svg:width="17.35cm" svg:height="9.474cm" draw:z-index="22"><draw:object xlink:href="./Object 2" xlink:type="simple" xlink:show="embed" xlink:actuate="onLoad"/><draw:image xlink:href="./ObjectReplacements/Object 2" xlink:type="simple" xlink:show="embed" xlink:actuate="onLoad"/></draw:frame></text:p>
      <text:p text:style-name="P26"><text:bookmark-start text:name="__RefHeading__549_831832534"/>Ilustración 2: Resumen temperaturas experimentos con procesadores Pentium 4.<text:bookmark-end text:name="__RefHeading__549_831832534"/></text:p>
      <text:p text:style-name="P28"/>
      <text:p text:style-name="P35">En esta gráfica se representan los valores medios de temperatura en cada uno de los experimentos realizados con procesadores <text:span text:style-name="T11">Pentium 4</text:span>, así como la mediana y la desviación típica correspondientes a cada uno de dichos experimentos.</text:p>
      <text:p text:style-name="P35"><text:span text:style-name="T11">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 Cabe destacar, asi mismo, que la mayor diferencia está respecto al experimento realizado en condiciones habituales de funcionamiento de un PC, es decir, dentro de la caja y con refrigeración basada en un sistema de ventiladores.</text:span></text:p>
      <text:p text:style-name="P40"><text:span text:style-name="T8">Los datos extraidos de los experimentos se pueden consultar </text:span><text:span text:style-name="T11">en el siguiente enlace:</text:span></text:p>
      <text:p text:style-name="P40"><text:a xlink:type="simple" xlink:href="https://github.com/robertord/Ecoraee/blob/master/VersionesDocActividades/T2.0.1.3_ExpMedicionTemperaturas/Experimentos%20Pentium%20IV/T2.0.1.3_ResultadosExperimentos.ods"><text:span text:style-name="T11">https://github.com/robertord/Ecoraee/blob/master/VersionesDocActividades/T2.0.1.3_ExpMedicionTemperaturas/Experimentos%20Pentium%20IV/T2.0.1.3_ResultadosExperimentos.ods</text:span></text:a></text:p>
      <text:p text:style-name="P44"><text:span text:style-name="T10">Las conclusiones respecto a estos datos se pueden consultar en el presente documento, </text:span><text:span text:style-name="T11">en la sección </text:span><text:span text:style-name="T9">6.2. Conclusiones sobre los experimentos realizados con los procesadores Pentium 4.</text:span></text:p>
      <text:p text:style-name="P22"><text:bookmark-start text:name="__RefHeading__1240_670474540"/>4. <text:span text:style-name="T6">Comparativa experimento refrigeración líquida procesadores Semprom y procesadores Pentium 4</text:span>.<text:bookmark-end text:name="__RefHeading__1240_670474540"/></text:p>
      <text:p text:style-name="PieTablaIlustraciones"><draw:frame draw:style-name="fr3" draw:name="Object3" text:anchor-type="paragraph" svg:x="0.342cm" svg:y="-0.653cm" svg:width="16cm" svg:height="8.987cm" draw:z-index="23"><draw:object xlink:href="./Object 3" xlink:type="simple" xlink:show="embed" xlink:actuate="onLoad"/><draw:image xlink:href="./ObjectReplacements/Object 3" xlink:type="simple" xlink:show="embed" xlink:actuate="onLoad"/></draw:frame><text:bookmark-start text:name="__RefHeading__551_831832534"/><text:span text:style-name="T7">Ilustración 3: Comparativa</text:span><text:span text:style-name="T6"> temperaturas experimentos con procesadores Pentium 4 </text:span><text:span text:style-name="T7">y procesadores Semprom</text:span><text:span text:style-name="T6">.</text:span><text:bookmark-end text:name="__RefHeading__551_831832534"/></text:p>
      <text:p text:style-name="P6"/>
      <text:p text:style-name="P35"><text:span text:style-name="T11">En la presente gráfica se representan los valores medios de temperatura registrados en cada uno de los experimentos, dónde los datos de color azul se corresponden con los procesadores Semprom, mientras que los de color naranja corresponden a los procesadore Pentium 4.</text:span></text:p>
      <text:p text:style-name="P35"><text:span text:style-name="T11">Como se puede apreciar, los procesadores Pentium 4 alcanzan mayor temperatura en todos los experimentos que los procesadores Sempron, siendo esta diferencia más marcada en el experimento realizado con los tradicionales sistemas de refrigeración basados en ventiladores que hacen circular el aire dentro de una caja.</text:span></text:p>
      <text:p text:style-name="P40"><text:span text:style-name="T8">Los datos extraidos de los experimentos se pueden consultar </text:span><text:span text:style-name="T11">en el siguiente enlace:</text:span></text:p>
      <text:p text:style-name="P41"><text:a xlink:type="simple" xlink:href="https://github.com/robertord/Ecoraee/blob/master/VersionesDocActividades/T2.0.1.3_ExpMedicionTemperaturas/T2.0.1.3_ComparativaExperimentos.ods"><text:span text:style-name="T12">https://github.com/robertord/Ecoraee/blob/master/VersionesDocActividades/T2.0.1.3_ExpMedicionTemperaturas/T2.0.1.3_ComparativaExperimentos.ods</text:span></text:a></text:p>
      <text:p text:style-name="P41"><text:span text:style-name="T10">Las conclusiones respecto a estos datos se pueden consultar en el presente documento, </text:span><text:span text:style-name="T11">en la sección </text:span><text:span text:style-name="T9">6.3. Co</text:span><text:span text:style-name="T12">n</text:span><text:span text:style-name="T9">clusiones sobre los experimentos realizados con los procesadores Semprom en relación a los experimentos realizados con los procesadores Pentium 4.</text:span></text:p>
      <text:p text:style-name="P23"><text:bookmark-start text:name="__RefHeading__1242_670474540"/>5. <text:span text:style-name="T7">Comparación experimento refrigeración líquida con procesadores pentium y depósito de 630cl y 35l</text:span>:<text:bookmark-end text:name="__RefHeading__1242_670474540"/></text:p>
      <text:p text:style-name="P27"><draw:frame draw:style-name="fr3" draw:name="Object4" text:anchor-type="paragraph" svg:x="0.372cm" svg:y="-0.6cm" svg:width="15.993cm" svg:height="8.987cm" draw:z-index="24"><draw:object xlink:href="./Object 4" xlink:type="simple" xlink:show="embed" xlink:actuate="onLoad"/><draw:image xlink:href="./ObjectReplacements/Object 4" xlink:type="simple" xlink:show="embed" xlink:actuate="onLoad"/></draw:frame>Ilustración 4: Comparativa experimentos con procesadores Semprom de 0.6l y 35l.</text:p>
      <text:p text:style-name="P6"/>
      <text:p text:style-name="P36"><text:span text:style-name="T11">En la presente gráfica se representan los valores medios de temperatura registrados en cada uno de los experimentos </text:span><text:span text:style-name="T13">realizados para depósitos de 0,63l y 35l, contando ambos con el mismo circuito de refrigeración, salvo la ya citada diferencia.</text:span></text:p>
      <text:p text:style-name="P36"><text:span text:style-name="T11">Como se puede apreciar, </text:span><text:span text:style-name="T13">la temperatura desciende considerablemente al aumentar el tamaño del depósito, aunque esta diferencia sea más notable cuando no se colocan ventiladores en el radiador.</text:span></text:p>
      <text:p text:style-name="P42"><text:span text:style-name="T8">Los datos extraidos de los experimentos se pueden consultar </text:span><text:span text:style-name="T11">en el siguiente enlace:</text:span></text:p>
      <text:p text:style-name="P42"><text:span text:style-name="T11">https://github.com/robertord/Ecoraee/blob/master/VersionesDocActividades/T2.0.1.3_ExpMedicionTemperaturas/Experimentos%20Semprom/T2.0.1.3_ResultadosExperimentos.ods</text:span></text:p>
      <text:p text:style-name="P42"><text:span text:style-name="T10">Las conclusiones respecto a estos datos se pueden consultar en el presente documento, </text:span><text:span text:style-name="T11">en la sección </text:span><text:span text:style-name="T9">6.4. Conclusiones sobre el tamaño del depósito de agua.</text:span></text:p>
      <text:p text:style-name="P20"><text:bookmark-start text:name="__RefHeading__1244_670474540"/>6. <text:span text:style-name="T8">Conclusiones</text:span>:<text:bookmark-end text:name="__RefHeading__1244_670474540"/></text:p>
      <text:p text:style-name="P45"><text:bookmark text:name="ConclusionesSemprom"/>6.1. Conclusiones sobre los experimentos realizados con los procesadores Semprom.</text:p>
      <text:p text:style-name="P45">6.2. Conclusiones sobre los experimentos realizados con los procesadores Pentium 4.</text:p>
      <text:p text:style-name="P45">6.3. Co<text:span text:style-name="T12">n</text:span>clusiones sobre los experimentos realizados con los procesadores Semprom en relación a los experimentos realizados con los procesadores Pentium 4.</text:p>
      <text:p text:style-name="P45">6.4. Conclusiones sobre el tamaño del depósito de agua.</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0"><draw:image xlink:href="Pictures/100002010000016300000050DAFB9A08.png" xlink:type="simple" xlink:show="embed" xlink:actuate="onLoad"/></draw:frame><text:tab/><text:tab/><text:tab/><text:tab/><text:tab/><text:tab/><text:tab/><text:tab/><text:tab/><text:tab/><text:tab/><text:tab/><text:tab/><text:page-number text:select-page="current">9</text:page-number></text:p>
      </style:header>
      <style:footer>
        <text:p text:style-name="Footer"><draw:frame draw:style-name="Mfr2" draw:name="gráficos1" text:anchor-type="paragraph" svg:width="17cm" svg:height="4.05cm" draw:z-index="20"><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3T14:07:28</dc:date>
    <meta:editing-duration>PT1H17M40S</meta:editing-duration>
    <meta:editing-cycles>24</meta:editing-cycles>
    <meta:generator>LibreOffice/4.0.2.2$Linux_X86_64 LibreOffice_project/400m0$Build-2</meta:generator>
    <dc:creator>Silvia </dc:creator>
    <meta:document-statistic meta:table-count="4" meta:image-count="3" meta:object-count="4" meta:page-count="11" meta:paragraph-count="99" meta:word-count="1105" meta:character-count="8264" meta:non-whitespace-character-count="72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34cm" svg:y="0.325cm" chart:style-name="ch2">
          <text:p>Temperatura</text:p>
        </chart:title>
        <chart:legend chart:legend-position="end" svg:x="13.736cm" svg:y="3.192cm" style:legend-expansion="high" chart:style-name="ch3"/>
        <chart:plot-area chart:style-name="ch4" chart:data-source-has-labels="both" svg:x="0.796cm" svg:y="1.671cm" svg:width="12.248cm" svg:height="7.193cm">
          <chartooo:coordinate-region svg:x="1.417cm" svg:y="1.87cm" svg:width="11.627cm" svg:height="6.347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2.492cm" svg:y="3.945cm" style:legend-expansion="high" chart:style-name="ch3"/>
        <chart:plot-area chart:style-name="ch4" chart:data-source-has-labels="both" svg:x="1.33cm" svg:y="1.631cm" svg:width="10.524cm" svg:height="6.195cm">
          <chartooo:coordinate-region svg:x="1.951cm" svg:y="1.83cm" svg:width="9.903cm" svg:height="5.349cm"/>
          <chart:axis chart:dimension="x" chart:name="primary-x" chart:style-name="ch5" chartooo:axis-type="text">
            <chart:title svg:x="5.437cm" svg:y="8.005cm" chart:style-name="ch6">
              <text:p>Experimento -1</text:p>
            </chart:title>
            <chart:categories table:cell-range-address="local-table.$B$1:.$G$1"/>
            <chart:grid chart:style-name="ch7" chart:class="major"/>
          </chart:axis>
          <chart:axis chart:dimension="y" chart:name="primary-y" chart:style-name="ch8">
            <chart:title svg:x="0.451cm" svg:y="5.711cm" chart:style-name="ch9">
              <text:p>Temperatura</text:p>
            </chart:title>
            <chart:grid chart:style-name="ch7" chart:class="major"/>
          </chart:axis>
          <chart:series chart:style-name="ch10" chart:values-cell-range-address="local-table.$B$2:.$G$2" chart:label-cell-address="local-table.$A$2" chart:class="chart:bar">
            <chart:data-point chart:repeated="6"/>
          </chart:series>
          <chart:series chart:style-name="ch11" chart:values-cell-range-address="local-table.$B$3:.$G$3" chart:label-cell-address="local-table.$A$3"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edia Semprom</text:p>
              </table:table-cell>
              <table:table-cell office:value-type="float" office:value="46.95">
                <text:p>46.95</text:p>
              </table:table-cell>
              <table:table-cell office:value-type="float" office:value="41.62">
                <text:p>41.62</text:p>
              </table:table-cell>
              <table:table-cell office:value-type="float" office:value="48.12">
                <text:p>48.12</text:p>
              </table:table-cell>
              <table:table-cell office:value-type="float" office:value="42.96">
                <text:p>42.96</text:p>
              </table:table-cell>
              <table:table-cell office:value-type="float" office:value="49.67">
                <text:p>49.67</text:p>
              </table:table-cell>
              <table:table-cell office:value-type="float" office:value="42.1">
                <text:p>42.1</text:p>
              </table:table-cell>
            </table:table-row>
            <table:table-row>
              <table:table-cell office:value-type="string">
                <text:p>Media Pentium IV</text:p>
              </table:table-cell>
              <table:table-cell office:value-type="float" office:value="49.74">
                <text:p>49.74</text:p>
              </table:table-cell>
              <table:table-cell office:value-type="float" office:value="51.21">
                <text:p>51.21</text:p>
              </table:table-cell>
              <table:table-cell office:value-type="float" office:value="51.98">
                <text:p>51.98</text:p>
              </table:table-cell>
              <table:table-cell office:value-type="float" office:value="49.8">
                <text:p>49.8</text:p>
              </table:table-cell>
              <table:table-cell office:value-type="float" office:value="52">
                <text:p>52</text:p>
              </table:table-cell>
              <table:table-cell office:value-type="float" office:value="63.21">
                <text:p>63.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3.464cm" svg:y="3.945cm" style:legend-expansion="high" chart:style-name="ch3"/>
        <chart:plot-area chart:style-name="ch4" chart:data-source-has-labels="both" svg:x="1.33cm" svg:y="1.631cm" svg:width="11.496cm" svg:height="6.756cm">
          <chartooo:coordinate-region svg:x="1.951cm" svg:y="1.83cm" svg:width="10.875cm" svg:height="5.91cm"/>
          <chart:axis chart:dimension="x" chart:name="primary-x" chart:style-name="ch5" chartooo:axis-type="auto">
            <chartooo:date-scale/>
            <chart:categories table:cell-range-address="local-table.$B$1:.$C$1"/>
          </chart:axis>
          <chart:axis chart:dimension="y" chart:name="primary-y" chart:style-name="ch6">
            <chart:title svg:x="0.451cm" svg:y="5.992cm" chart:style-name="ch7">
              <text:p>Temperatura</text:p>
            </chart:title>
            <chart:grid chart:style-name="ch8" chart:class="major"/>
          </chart:axis>
          <chart:series chart:style-name="ch9" chart:values-cell-range-address="local-table.$B$2:.$C$2" chart:label-cell-address="local-table.$A$2" chart:class="chart:bar">
            <chart:data-point chart:repeated="2"/>
          </chart:series>
          <chart:series chart:style-name="ch10" chart:values-cell-range-address="local-table.$B$3:.$C$3" chart:label-cell-address="local-table.$A$3"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ventiladores</text:p>
              </table:table-cell>
              <table:table-cell office:value-type="string">
                <text:p>Con ventiladores</text:p>
              </table:table-cell>
            </table:table-row>
          </table:table-header-rows>
          <table:table-rows>
            <table:table-row>
              <table:table-cell office:value-type="string">
                <text:p>Media 0,63l</text:p>
              </table:table-cell>
              <table:table-cell office:value-type="float" office:value="46.9469118667592">
                <text:p>46.9469118667592</text:p>
              </table:table-cell>
              <table:table-cell office:value-type="float" office:value="41.6200555170021">
                <text:p>41.6200555170021</text:p>
              </table:table-cell>
            </table:table-row>
            <table:table-row>
              <table:table-cell office:value-type="string">
                <text:p>Media 35l</text:p>
              </table:table-cell>
              <table:table-cell office:value-type="float" office:value="40.117279666898">
                <text:p>40.117279666898</text:p>
              </table:table-cell>
              <table:table-cell office:value-type="float" office:value="39.5013888888889">
                <text:p>39.501388888888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